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37f" officeooo:paragraph-rsid="0010e37f"/>
    </style:style>
    <style:style style:name="P2" style:family="paragraph" style:parent-style-name="Standard">
      <style:text-properties officeooo:rsid="0011468c" officeooo:paragraph-rsid="0011468c"/>
    </style:style>
    <style:style style:name="P3" style:family="paragraph" style:parent-style-name="Standard">
      <style:text-properties officeooo:rsid="0011468c" officeooo:paragraph-rsid="0011468c"/>
    </style:style>
    <style:style style:name="P4" style:family="paragraph" style:parent-style-name="Standard">
      <style:text-properties officeooo:rsid="0014129c" officeooo:paragraph-rsid="0014129c"/>
    </style:style>
    <style:style style:name="P5" style:family="paragraph" style:parent-style-name="Standard">
      <style:text-properties officeooo:rsid="0014dc1c" officeooo:paragraph-rsid="0014d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n pony fokster wil een website waarop ze nieuws veulens jonge ponies en volwassen ponies kan laten zien.</text:p>
      <text:p text:style-name="P1"/>
      <text:p text:style-name="P2">Ze kan nieuws items aanmaken </text:p>
      <text:p text:style-name="P1">Ze kan ponies individueel invoeren bij eventuele aankoop.</text:p>
      <text:p text:style-name="P1">Ze kan van de zelfgefokte ponies </text:p>
      <text:p text:style-name="P1">de combinatie van hengst en merrie aangeven als het verwachte veulen. Hiervan wordt getoond op de website voort het seizoen …. verwachten wij veulens uit de volgende combinaties.</text:p>
      <text:p text:style-name="P1">Combinaties kunnen ook verwijderd worden.</text:p>
      <text:p text:style-name="P1">Als de veulens geboren zijn kan ze een verwacht veulen omzetten in een geboren veulen.</text:p>
      <text:p text:style-name="P1">Veulens kunnen gecopieerd worden naar de verkoop.</text:p>
      <text:p text:style-name="P1">Veulens kunnen gekopieerd worden naar de (jong volwassen) ponies.</text:p>
      <text:p text:style-name="P2">Hengsten kunnen ter dekking aangeboden worden.</text:p>
      <text:p text:style-name="P2"/>
      <text:p text:style-name="P2">Ouders kunnen zich registreren </text:p>
      <text:p text:style-name="P2">Geregistreerde ouders kunnen een afspraak in te plannen om een uurtje te rijden op een pony</text:p>
      <text:p text:style-name="P2">Geregistreerde ouders kunnen rijkleding aanbieden en advertenties van andere ouders zien.</text:p>
      <text:p text:style-name="P2"/>
      <text:p text:style-name="P4">De eigenaresse krijgt te zien welke ouders zich aangemeld hebben.</text:p>
      <text:p text:style-name="P4">De eigenaresse kan ouders eventueel verwijderen.</text:p>
      <text:p text:style-name="P4">De eigenaresse kan tiijdslots maken in combinatie met een pony waar ouders op kunnen inschrijven.</text:p>
      <text:p text:style-name="P4">De ouders krijgen te zien welke tijdslots er zijn en welke nog beschikbaar en kunnen daar op inschrijven.</text:p>
      <text:p text:style-name="P4">De ouders en eigenaresse krijgen te zien welke advertenties er zijn.</text:p>
      <text:p text:style-name="P4">De ouders en eigenaresse kunnen advertenties plaatsen.</text:p>
      <text:p text:style-name="P4">De eigenaresse kan het publieke gedeelte van de website beheren. (nieuws verkoop merries hengsten dekking veulens enz)</text:p>
      <text:p text:style-name="P4"/>
      <text:p text:style-name="P5">De te verzamelen data zijn, gegevens van de ouders/kinderen, gegevens van de ponies, beschikbare uren voor lessen en gegevens van te verkopen item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04:18.366240849</meta:creation-date>
    <dc:date>2021-09-28T10:41:15.385211864</dc:date>
    <meta:editing-duration>PT10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45" meta:character-count="1604" meta:non-whitespace-character-count="1377"/>
  </office:meta>
</office:document-meta>
</file>